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090000000966489ED7.png"/>
  <manifest:file-entry manifest:media-type="image/png" manifest:full-path="Pictures/100002010000000D0000000D2D1BB181.png"/>
  <manifest:file-entry manifest:media-type="image/png" manifest:full-path="Pictures/10000201000000140000000A626E2B40.png"/>
  <manifest:file-entry manifest:media-type="image/png" manifest:full-path="Pictures/100002010000000D0000000DB6C84E1C.png"/>
  <manifest:file-entry manifest:media-type="image/png" manifest:full-path="Pictures/1000020100000021000000210CF6A949.png"/>
  <manifest:file-entry manifest:media-type="image/png" manifest:full-path="Pictures/100002010000008000000080D45F7F9D.png"/>
  <manifest:file-entry manifest:media-type="image/png" manifest:full-path="Pictures/100002010000000A00000014AB3BD19B.png"/>
  <manifest:file-entry manifest:media-type="image/png" manifest:full-path="Pictures/100002010000000B0000000B8AF0D15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AR PL UMing HK" svg:font-family="'AR PL UMing HK'"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1" style:family="table">
      <style:table-properties style:width="159.98mm" fo:margin-left="5.22mm" fo:margin-right="4.8mm" fo:margin-top="4.99mm" fo:margin-bottom="4.99mm" table:align="margins"/>
    </style:style>
    <style:style style:name="Table1.A" style:family="table-column">
      <style:table-column-properties style:column-width="11.8mm" style:rel-column-width="4833*"/>
    </style:style>
    <style:style style:name="Table1.B" style:family="table-column">
      <style:table-column-properties style:column-width="148.18mm" style:rel-column-width="60702*"/>
    </style:style>
    <style:style style:name="Table1.A1" style:family="table-cell">
      <style:table-cell-properties fo:padding="0.97mm" fo:border="none"/>
    </style:style>
    <style:style style:name="Table1.B1" style:family="table-cell">
      <style:table-cell-properties fo:padding="0.97mm" fo:border="0.05pt solid #000000"/>
    </style:style>
    <style:style style:name="Table1.B2" style:family="table-cell">
      <style:table-cell-properties fo:padding="0.97mm" fo:border-left="0.05pt solid #000000" fo:border-right="0.05pt solid #000000" fo:border-top="none" fo:border-bottom="0.05pt solid #000000"/>
    </style:style>
    <style:style style:name="Table6" style:family="table">
      <style:table-properties style:width="170mm" fo:margin-top="0mm" fo:margin-bottom="4.99mm" table:align="margins"/>
    </style:style>
    <style:style style:name="Table6.A" style:family="table-column">
      <style:table-column-properties style:column-width="85mm" style:rel-column-width="32767*"/>
    </style:style>
    <style:style style:name="Table6.B" style:family="table-column">
      <style:table-column-properties style:column-width="85mm" style:rel-column-width="32768*"/>
    </style:style>
    <style:style style:name="Table6.A1" style:family="table-cell" style:data-style-name="N100">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A3" style:family="table-cell">
      <style:table-cell-properties fo:padding="0.97mm" fo:border-left="0.05pt solid #000000" fo:border-right="none"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6.A4" style:family="table-cell">
      <style:table-cell-properties fo:padding="0.97mm" fo:border-left="0.05pt solid #000000" fo:border-right="none" fo:border-top="none" fo:border-bottom="0.05pt solid #000000"/>
    </style:style>
    <style:style style:name="Table6.B4" style:family="table-cell">
      <style:table-cell-properties fo:padding="0.97mm" fo:border-left="0.05pt solid #000000" fo:border-right="0.05pt solid #000000" fo:border-top="none" fo:border-bottom="0.05pt solid #000000"/>
    </style:style>
    <style:style style:name="Table6.A5" style:family="table-cell">
      <style:table-cell-properties fo:padding="0.97mm" fo:border-left="0.05pt solid #000000" fo:border-right="none" fo:border-top="none" fo:border-bottom="0.05pt solid #000000"/>
    </style:style>
    <style:style style:name="Table6.B5" style:family="table-cell">
      <style:table-cell-properties fo:padding="0.97mm" fo:border-left="0.05pt solid #000000" fo:border-right="0.05pt solid #000000" fo:border-top="none" fo:border-bottom="0.05pt solid #000000"/>
    </style:style>
    <style:style style:name="Table6.A6" style:family="table-cell">
      <style:table-cell-properties fo:padding="0.97mm" fo:border-left="0.05pt solid #000000" fo:border-right="none" fo:border-top="none" fo:border-bottom="0.05pt solid #000000"/>
    </style:style>
    <style:style style:name="Table6.B6" style:family="table-cell">
      <style:table-cell-properties fo:padding="0.97mm" fo:border-left="0.05pt solid #000000" fo:border-right="0.05pt solid #000000" fo:border-top="none" fo:border-bottom="0.05pt solid #000000"/>
    </style:style>
    <style:style style:name="Table7" style:family="table">
      <style:table-properties style:width="159.98mm" fo:margin-left="5.22mm" fo:margin-right="4.8mm" fo:margin-top="4.99mm" fo:margin-bottom="4.99mm" table:align="margins"/>
    </style:style>
    <style:style style:name="Table7.A" style:family="table-column">
      <style:table-column-properties style:column-width="11.78mm" style:rel-column-width="4826*"/>
    </style:style>
    <style:style style:name="Table7.B" style:family="table-column">
      <style:table-column-properties style:column-width="148.2mm" style:rel-column-width="60709*"/>
    </style:style>
    <style:style style:name="Table7.A1" style:family="table-cell">
      <style:table-cell-properties fo:padding="0.97mm" fo:border="none"/>
    </style:style>
    <style:style style:name="Table7.B1" style:family="table-cell">
      <style:table-cell-properties fo:padding="0.97mm" fo:border="0.05pt solid #000000"/>
    </style:style>
    <style:style style:name="Table8" style:family="table">
      <style:table-properties style:width="169.95mm" table:align="left"/>
    </style:style>
    <style:style style:name="Table8.A" style:family="table-column">
      <style:table-column-properties style:column-width="47.01mm"/>
    </style:style>
    <style:style style:name="Table8.B" style:family="table-column">
      <style:table-column-properties style:column-width="122.94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Darktable_20_text">
      <style:paragraph-properties fo:margin-top="0mm" fo:margin-bottom="2.12mm"/>
    </style:style>
    <style:style style:name="P3" style:family="paragraph" style:parent-style-name="Table_20_Contents">
      <style:text-properties fo:font-size="11pt"/>
    </style:style>
    <style:style style:name="P4" style:family="paragraph" style:parent-style-name="Darktable_20_text">
      <style:text-properties fo:background-color="transparent"/>
    </style:style>
    <style:style style:name="P5" style:family="paragraph" style:parent-style-name="Darktable_20_text">
      <style:paragraph-properties fo:text-align="center" style:justify-single-word="false"/>
    </style:style>
    <style:style style:name="P6" style:family="paragraph" style:parent-style-name="Darktable_20_chapter_20_number">
      <style:paragraph-properties fo:break-before="page"/>
    </style:style>
    <style:style style:name="P7" style:family="paragraph" style:parent-style-name="Darktable_20_text" style:list-style-name="L1"/>
    <style:style style:name="P8" style:family="paragraph" style:parent-style-name="Darktable_20_heading_20_2">
      <style:text-properties fo:background-color="transparent"/>
    </style:style>
    <style:style style:name="P9" style:family="paragraph" style:parent-style-name="Darktable_20_heading_20_3">
      <style:text-properties fo:background-color="transparent"/>
    </style:style>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size="11pt" fo:font-style="italic" style:font-style-asian="italic" style:font-style-complex="italic"/>
    </style:style>
    <style:style style:name="T4" style:family="text">
      <style:text-properties fo:background-color="transparent"/>
    </style:style>
    <style:style style:name="T5" style:family="text">
      <style:text-properties fo:font-style="italic" style:font-style-asian="italic" style:font-style-complex="italic"/>
    </style:style>
    <style:style style:name="fr1"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hadow="none"/>
    </style:style>
    <style:style style:name="fr2" style:family="graphic" style:parent-style-name="Frame">
      <style:graphic-properties fo:margin-left="0mm" fo:margin-right="0mm" fo:margin-top="0mm" fo:margin-bottom="4.99mm" style:run-through="foreground" style:wrap="parallel" style:number-wrapped-paragraphs="no-limit" style:vertical-pos="from-top" style:vertical-rel="paragraph" style:horizontal-pos="right" style:horizontal-rel="paragraph" fo:padding="0mm" fo:border="none"/>
    </style:style>
    <style:style style:name="fr3"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4" style:family="graphic" style:parent-style-name="Frame">
      <style:graphic-properties fo:margin-left="4.99mm" fo:margin-right="0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5" style:family="graphic" style:parent-style-name="Frame">
      <style:graphic-properties fo:margin-left="0mm" fo:margin-right="4.99mm" fo:margin-top="0mm" fo:margin-bottom="4.99mm" style:run-through="foreground" style:wrap="parallel" style:number-wrapped-paragraphs="no-limit" style:vertical-pos="from-top" style:vertical-rel="paragraph" style:horizontal-pos="left" style:horizontal-rel="paragraph" fo:padding="0mm" fo:border="none"/>
    </style:style>
    <style:style style:name="fr6" style:family="graphic" style:parent-style-name="Frame">
      <style:graphic-properties fo:margin-left="4.99mm" fo:margin-right="0mm" fo:margin-top="0mm" fo:margin-bottom="4.99mm" style:run-through="foreground" style:wrap="none" style:vertical-pos="from-top" style:vertical-rel="paragraph" style:horizontal-pos="center" style:horizontal-rel="paragraph" fo:padding="0mm" fo:border="none"/>
    </style:style>
    <style:style style:name="fr7" style:family="graphic" style:parent-style-name="Frame">
      <style:graphic-properties fo:margin-left="0mm" fo:margin-right="0mm" fo:margin-top="0mm" fo:margin-bottom="4.99mm" style:wrap="dynamic" style:number-wrapped-paragraphs="no-limit" style:vertical-pos="top" style:vertical-rel="paragraph" style:horizontal-pos="center" style:horizontal-rel="paragraph" fo:padding="0mm" fo:border="none"/>
    </style:style>
    <style:style style:name="fr8" style:family="graphic" style:parent-style-name="Frame">
      <style:graphic-properties fo:margin-left="4.99mm" fo:margin-right="0mm" fo:margin-top="0mm" fo:margin-bottom="3mm" style:run-through="foreground" style:wrap="parallel" style:number-wrapped-paragraphs="no-limit" style:vertical-pos="from-top" style:vertical-rel="paragraph" style:horizontal-pos="right" style:horizontal-rel="paragraph" fo:padding="0mm" fo:border="none"/>
    </style:style>
    <style:style style:name="fr9"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10" style:family="graphic" style:parent-style-name="Frame">
      <style:graphic-properties fo:margin-left="0mm" fo:margin-right="4.99mm" fo:margin-top="0mm" fo:margin-bottom="3mm" style:run-through="foreground" style:wrap="none" style:vertical-pos="from-top" style:vertical-rel="paragraph" style:horizontal-pos="center" style:horizontal-rel="paragraph" fo:padding="0mm" fo:border="none"/>
    </style:style>
    <style:style style:name="fr11"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12"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style:run-through="background" style:wrap="run-through" style:number-wrapped-paragraphs="no-limit"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2"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text:p>
      <text:p text:style-name="Darktable_20_chapter_20_title"><text:bookmark-start text:name="__DdeLink__198_655592184"/>Darktable user interface<text:bookmark-end text:name="__DdeLink__198_655592184"/></text:p>
      <text:p text:style-name="Darktable_20_text">This chapter guides to the different aspects of the darktable user interface (UI). The first interactions with darktable may seem a bit odd to a beginner who is used to other Linux applications. But after a little, darktable shows how its powerful user interface is also very easy to use. All sections and functionality are available in very few clicks and many things can be done with very intuitive gestures.</text:p>
      <text:p text:style-name="Darktable_20_text">Some concepts have been already introduced in the tutorial, this chapter will describe in more detail how to access all darktable features and functionality.</text:p>
      <text:h text:style-name="Darktable_20_heading_20_1" text:outline-level="2">Darktable views</text:h>
      <text:p text:style-name="Darktable_20_text">Darktable consists of three views, also called modes: <text:span text:style-name="Darktable_20_emphasis">lighttable view</text:span>, <text:span text:style-name="Darktable_20_emphasis">darkroom view</text:span> and <text:span text:style-name="Darktable_20_emphasis">camera tethering view</text:span>. This section describes the first two, as they are the ones we spend most of our time with.</text:p>
      <text:h text:style-name="Darktable_20_heading_20_1" text:outline-level="2">Lighttable view</text:h>
      <text:p text:style-name="Darktable_20_text">Those who come from analog photography are probably already familiar with the concept of lighttable, but those coming from digital photography may not know that the light table is a real tool. A light table is a viewing table that is used to review photographic film or artwork placed on top of it. It provides even illumination of the subject from below through a translucent cover and fluorescent lights that emit little heat.</text:p>
      <text:p text:style-name="Darktable_20_text">The same concept is used in darktable: lighttable is the mode where we organize and manage our “films” and developed photos. Again, film is a term taken from the times of analog photography, when photos were impressed on a film roll and therefore they were naturally grouped by those films. In the digital era the concept of film roll is much weaker and represents a collection of photos that maybe we have taken at the same place or in the same day; at the same time, the concept of lighttable is here much wider: in darktable this view is where we group, rate, tag and color-label our photos. We can also easily apply the same set of development tasks to multiple photos and import and export images. All these functions are described in the following sections.</text:p>
      <text:p text:style-name="Darktable_20_text"><draw:frame draw:style-name="fr1" draw:name="Frame11" text:anchor-type="paragraph" svg:y="-0.88mm" svg:width="170mm" draw:z-index="7"><draw:text-box fo:min-height="108.66mm"><text:p text:style-name="Darktable_20_caption"><draw:frame draw:style-name="fr12" draw:name="graphics12" text:anchor-type="paragraph" svg:width="170mm" svg:height="108.66mm" draw:z-index="8"><draw:image xlink:href="../images/lighttable1.png" xlink:type="simple" xlink:show="embed" xlink:actuate="onLoad"/></draw:frame>Figure <text:sequence text:ref-name="refFigure0" text:name="Figure" style:num-format="1">1</text:sequence>: lighttable main window</text:p></draw:text-box></draw:frame><text:soft-page-break/>Lighttable main window (illustrated in <text:sequence-ref text:reference-format="category-and-value" text:ref-name="refFigure0">Figure 1</text:sequence-ref>) has five important sections: (1) light table, (2) top bar, (3) left panel, (4) right panel and (5) bottom bar.</text:p>
      <table:table table:name="Table1" table:style-name="Table1">
        <table:table-column table:style-name="Table1.A"/>
        <table:table-column table:style-name="Table1.B"/>
        <table:table-row>
          <table:table-cell table:style-name="Table1.A1" table:number-rows-spanned="3" office:value-type="string">
            <text:p text:style-name="P3"><draw:frame draw:style-name="fr13" draw:name="graphics51" text:anchor-type="char" svg:x="1.53mm" svg:y="9.74mm" svg:width="6.77mm" svg:height="6.77mm" draw:z-index="9"><draw:image xlink:href="Pictures/100002010000008000000080D45F7F9D.png" xlink:type="simple" xlink:show="embed" xlink:actuate="onLoad"/></draw:frame></text:p>
          </table:table-cell>
          <table:table-cell table:style-name="Table1.B1" office:value-type="string">
            <text:p text:style-name="P3">Press <text:span text:style-name="Darktable_20_emphasis">F11</text:span> to go full-screen so that all window decorations will be hidden and darktable expands to all available space. Press <text:span text:style-name="Darktable_20_emphasis">F11</text:span> again to return to the normal window.</text:p>
          </table:table-cell>
        </table:table-row>
        <table:table-row>
          <table:covered-table-cell/>
          <table:table-cell table:style-name="Table1.B2" office:value-type="string">
            <text:p text:style-name="P3">Press <text:span text:style-name="Darktable_20_emphasis">Tab</text:span> to hide/show the left and right panel in once.</text:p>
          </table:table-cell>
        </table:table-row>
        <table:table-row>
          <table:covered-table-cell/>
          <table:table-cell table:style-name="Table1.B2" office:value-type="string">
            <text:p text:style-name="P3">The top, bottom, left and right panels can be collapsed pressing the small arrow on the border of the panel ( <draw:frame draw:style-name="fr14" draw:name="graphics71" text:anchor-type="as-char" svg:y="-3.7mm" svg:width="2.65mm" svg:height="5.29mm" draw:z-index="0"><draw:image xlink:href="../../../symbols/toogle-left-panel.png" xlink:type="simple" xlink:show="embed" xlink:actuate="onLoad"/></draw:frame> , <draw:frame draw:style-name="fr15" draw:name="graphics91" text:anchor-type="as-char" svg:y="-3.7mm" svg:width="2.65mm" svg:height="5.29mm" draw:z-index="1"><draw:image xlink:href="Pictures/100002010000000A00000014AB3BD19B.png" xlink:type="simple" xlink:show="embed" xlink:actuate="onLoad"/></draw:frame> , <draw:frame draw:style-name="fr16" draw:name="graphics81" text:anchor-type="as-char" svg:width="5.29mm" svg:height="2.65mm" draw:z-index="2"><draw:image xlink:href="../../../symbols/toogle-top-panel.png" xlink:type="simple" xlink:show="embed" xlink:actuate="onLoad"/></draw:frame> and <draw:frame draw:style-name="fr16" draw:name="graphics10" text:anchor-type="as-char" svg:width="5.29mm" svg:height="2.65mm" draw:z-index="3"><draw:image xlink:href="Pictures/10000201000000140000000A626E2B40.png" xlink:type="simple" xlink:show="embed" xlink:actuate="onLoad"/></draw:frame> ) so to give more space to the light table.</text:p>
          </table:table-cell>
        </table:table-row>
      </table:table>
      <text:h text:style-name="Darktable_20_heading_20_2" text:outline-level="3">The light table</text:h>
      <text:p text:style-name="Darktable_20_text"><draw:frame draw:style-name="fr2" draw:name="Frame21" text:anchor-type="paragraph" svg:y="7.43mm" svg:width="64.88mm" draw:z-index="13"><draw:text-box fo:min-height="60.06mm"><text:p text:style-name="Darktable_20_caption"><draw:frame draw:style-name="fr17" draw:name="graphics21" text:anchor-type="paragraph" svg:y="0mm" svg:width="56mm" svg:height="55.6mm" draw:z-index="14"><draw:image xlink:href="../images/thumbnail.png" xlink:type="simple" xlink:show="embed" xlink:actuate="onLoad"/></draw:frame>Figure <text:sequence text:ref-name="refFigure1" text:name="Figure" text:formula="ooow:Figure+1" style:num-format="1">2</text:sequence>: thumbnail information</text:p></draw:text-box></draw:frame>The middle area of the main window is the light table. Here all images (or better, all images in the selected collection as we will see later) are represented by their thumbnail. </text:p>
      <text:p text:style-name="P2">When the main window is resized the light table resizes accordingly showing smaller or bigger thumbnails.</text:p>
      <text:p text:style-name="Darktable_20_text">In addition to displaying a small version of the image, thumbnails bring also more information about the photo (metadata), which is shown when the mouse moves over one of the image, as illustrated in <text:sequence-ref text:reference-format="category-and-value" text:ref-name="refFigure1">Figure 2</text:sequence-ref>.</text:p>
      <text:p text:style-name="Darktable_20_text">The top area of the thumbnail frame shows color labeling (the red, yellow and green dots), the image type (CR2) and if the image has been modified in darkroom (the symbol <draw:frame draw:style-name="fr14" draw:name="graphics31" text:anchor-type="as-char" svg:y="-3.83mm" svg:width="4mm" svg:height="4mm" draw:z-index="4"><draw:image xlink:href="Pictures/1000020100000021000000210CF6A949.png" xlink:type="simple" xlink:show="embed" xlink:actuate="onLoad"/></draw:frame>). The bottom area of the frame shows the rating (3 of 5) given to the picture. To rate a picture we can simply click on the star that represents the <text:soft-page-break/>increasing rate we give to the image. If the rate is one star, clicking on the first star will make the picture unstarred.</text:p>
      <text:p text:style-name="Darktable_20_text">It is also possible to flag a picture as rejected by pressing the small <draw:frame draw:style-name="fr16" draw:name="graphics41" text:anchor-type="as-char" svg:width="4mm" svg:height="3.88mm" draw:z-index="5"><draw:image xlink:href="../../../symbols/unrate.png" xlink:type="simple" xlink:show="embed" xlink:actuate="onLoad"/></draw:frame> in the bottom left corner. Starring will disappear and the cross becomes red. Clicking again on the reject button will make the picture unstarred so that it can be rated again.</text:p>
      <text:p text:style-name="Darktable_20_text">When the mouse is over one thumbnail frame, the metadata can be manipulated with the simple key accelerators below:</text:p>
      <table:table table:name="Table6" table:style-name="Table6">
        <table:table-column table:style-name="Table6.A"/>
        <table:table-column table:style-name="Table6.B"/>
        <table:table-row>
          <table:table-cell table:style-name="Table6.A1" office:value-type="float" office:value="40548">
            <text:p text:style-name="P3">1-5</text:p>
          </table:table-cell>
          <table:table-cell table:style-name="Table6.B1" office:value-type="string">
            <text:p text:style-name="P3">Change the rating from 1 to 5 stars. If pressed when rate is 1 the image becomes unrated.</text:p>
          </table:table-cell>
        </table:table-row>
        <table:table-row>
          <table:table-cell table:style-name="Table6.A6" office:value-type="string">
            <text:p text:style-name="P3">F1-F5</text:p>
          </table:table-cell>
          <table:table-cell table:style-name="Table6.B6" office:value-type="string">
            <text:p text:style-name="P3">Toggle the colorlabel of the image: F1: red, F2: yellow, F3: green, F4: blue, F5: purple.</text:p>
          </table:table-cell>
        </table:table-row>
        <table:table-row>
          <table:table-cell table:style-name="Table6.A6" office:value-type="string">
            <text:p text:style-name="P3">Ctrl-c</text:p>
          </table:table-cell>
          <table:table-cell table:style-name="Table6.B6" office:value-type="string">
            <text:p text:style-name="P3">Copy the history stack of the image in the clipboard.</text:p>
          </table:table-cell>
        </table:table-row>
        <table:table-row>
          <table:table-cell table:style-name="Table6.A6" office:value-type="string">
            <text:p text:style-name="P3">Ctrl-v</text:p>
          </table:table-cell>
          <table:table-cell table:style-name="Table6.B6" office:value-type="string">
            <text:p text:style-name="P3">Paste (apply) the history stack from the clipboard to the image.</text:p>
          </table:table-cell>
        </table:table-row>
        <table:table-row>
          <table:table-cell table:style-name="Table6.A6" office:value-type="string">
            <text:p text:style-name="P3">e</text:p>
          </table:table-cell>
          <table:table-cell table:style-name="Table6.B6" office:value-type="string">
            <text:p text:style-name="P3">Open the image in darkroom for development.</text:p>
          </table:table-cell>
        </table:table-row>
        <table:table-row>
          <table:table-cell table:style-name="Table6.A6" office:value-type="string">
            <text:p text:style-name="P3">z</text:p>
          </table:table-cell>
          <table:table-cell table:style-name="Table6.B6" office:value-type="string">
            <text:p text:style-name="P3">Show the image in full screen mode.</text:p>
          </table:table-cell>
        </table:table-row>
      </table:table>
      <table:table table:name="Table7" table:style-name="Table7">
        <table:table-column table:style-name="Table7.A"/>
        <table:table-column table:style-name="Table7.B"/>
        <table:table-row>
          <table:table-cell table:style-name="Table7.A1" office:value-type="string">
            <text:p text:style-name="P5"><draw:frame draw:style-name="fr18" draw:name="graphics30" text:anchor-type="as-char" svg:y="-1.01mm" svg:width="6.77mm" svg:height="6.77mm" draw:z-index="6"><draw:image xlink:href="Pictures/100002010000008000000080D45F7F9D.png" xlink:type="simple" xlink:show="embed" xlink:actuate="onLoad"/></draw:frame></text:p>
          </table:table-cell>
          <table:table-cell table:style-name="Table7.B1" office:value-type="string">
            <text:p text:style-name="P3">For a complete list of all key shortcuts and accelerators, refer to Appendix A.</text:p>
          </table:table-cell>
        </table:table-row>
      </table:table>
      <text:p text:style-name="P2">An image can be selected by clicking the left button on its frame and multiple images can be selected holding <text:span text:style-name="Darktable_20_emphasis"><text:span text:style-name="T3">Ctrl</text:span></text:span> while selecting.</text:p>
      <text:p text:style-name="P2">There are two ways the light table displays thumbnails: <text:span text:style-name="T5">file manager</text:span> and <text:span text:style-name="T5">zoomable light table</text:span>. When in file manager mode, images can be scrolled up and down with the mouse wheel and the <text:span text:style-name="Darktable_20_emphasis"><text:span text:style-name="T3">up</text:span></text:span> and <text:span text:style-name="Darktable_20_emphasis"><text:span text:style-name="T3">down</text:span></text:span> arrows keys. In addition, the same can be achieved pressing the keys <text:span text:style-name="Darktable_20_emphasis">w</text:span> and <text:span text:style-name="Darktable_20_emphasis">s</text:span>.</text:p>
      <text:p text:style-name="P2">Pressing <text:span text:style-name="Darktable_20_emphasis"><text:span text:style-name="T3">Ctrl</text:span></text:span> while rolling the mouse wheel changes the number of thumbnails displayed on each row, resizing the thumbnail frame as appropriate.</text:p>
      <text:p text:style-name="Darktable_20_text">When in zoomable light table mode, the light table shows all pictures (their thumbnails) in strips that can be navigated and moved in different ways. One is to use the arrow keys: the <text:span text:style-name="Darktable_20_emphasis">up</text:span> and <text:span text:style-name="Darktable_20_emphasis">down</text:span> keys move the strip down and up; the <text:span text:style-name="Darktable_20_emphasis">left</text:span> and <text:span text:style-name="Darktable_20_emphasis">right</text:span> keys move the highlighted image to the previous or next image, scrolling the strip if needed so to show the highlighted thumbnail in the light table. When in this mode, the mouse wheel zooms in and out the thumbnails and clicking on the strip and holding the right button, the strip can be dragged around the light table.</text:p>
      <text:h text:style-name="Darktable_20_heading_20_2" text:outline-level="3">Bottom bar</text:h>
      <text:p text:style-name="Darktable_20_text">The purpose of the bottom bar is pretty simple. It allows to select the light table mode (file manager or zoomable) and the maximum number of thumbnails to display in a row. Changing the number the images will be resized accordingly.</text:p>
      <text:h text:style-name="Darktable_20_heading_20_2" text:outline-level="3">Top bar</text:h>
      <text:p text:style-name="Darktable_20_text">The top bar has three purposes: </text:p>
      <text:list xml:id="list429957607" text:style-name="L1">
        <text:list-item>
          <text:p text:style-name="P7">apply or remove color labeling;</text:p>
        </text:list-item>
        <text:list-item>
          <text:p text:style-name="P7">specify sorting and filtering for the images to show in the light table;</text:p>
        </text:list-item>
        <text:list-item>
          <text:p text:style-name="P7">access darktable settings.</text:p>
        </text:list-item>
      </text:list>
      <text:p text:style-name="Darktable_20_text"><text:soft-page-break/>Selected images can be tagged/untagged with the wanted colors by clicking the colored dot in the top panel. A shortcut to remove all colors is clicking on the gray dot.</text:p>
      <text:p text:style-name="Darktable_20_text"><draw:frame draw:style-name="fr3" draw:name="Frame31" text:anchor-type="paragraph" svg:y="-0.25mm" svg:width="134.09mm" draw:z-index="15"><draw:text-box fo:min-height="61.63mm"><text:p text:style-name="Darktable_20_caption"><draw:frame draw:style-name="fr12" draw:name="graphics1" text:anchor-type="paragraph" svg:width="134.09mm" svg:height="61.63mm" draw:z-index="35"><draw:image xlink:href="../images/topbar.png" xlink:type="simple" xlink:show="embed" xlink:actuate="onLoad"/></draw:frame>Figure <text:sequence text:ref-name="refFigure2" text:name="Figure" text:formula="ooow:Figure+1" style:num-format="1">3</text:sequence>: listing and filtering options</text:p></draw:text-box></draw:frame>Another function of the top bar is to select which images will be shown in the light table and in which order. As illustrated in <text:sequence-ref text:reference-format="category-and-value" text:ref-name="refFigure2">Figure 3</text:sequence-ref>, images can be filtered by their rating and sorted by filename, time, rating, id and color label. Note that selecting for example to list all images with two stars will display all images with two or more stars.</text:p>
      <text:p text:style-name="Darktable_20_text">Darktable settings can be accessed pressing the small button <draw:frame draw:style-name="fr16" draw:name="graphics121" text:anchor-type="as-char" svg:width="3.42mm" svg:height="3.42mm" draw:z-index="10"><draw:image xlink:href="Pictures/100002010000000D0000000D2D1BB181.png" xlink:type="simple" xlink:show="embed" xlink:actuate="onLoad"/></draw:frame>. In most of the cases default settings are appropriate and we do not need to change any parameter. </text:p>
      <text:h text:style-name="Darktable_20_heading_20_2" text:outline-level="3"><draw:frame draw:style-name="fr4" draw:name="Frame41" text:anchor-type="paragraph" svg:x="103.06mm" svg:y="5.34mm" svg:width="66.68mm" draw:z-index="16"><draw:text-box fo:min-height="63.2mm"><text:p text:style-name="Darktable_20_caption"><draw:frame draw:style-name="fr19" draw:name="graphics131" text:anchor-type="paragraph" svg:x="0mm" svg:y="0mm" svg:width="66.68mm" style:rel-width="100%" svg:height="63.2mm" style:rel-height="scale" draw:z-index="17"><draw:image xlink:href="../images/panels.png" xlink:type="simple" xlink:show="embed" xlink:actuate="onLoad"/></draw:frame>Figure <text:sequence text:ref-name="refFigure3" text:name="Figure" text:formula="ooow:Figure+1" style:num-format="1">4</text:sequence>: right side panels</text:p></draw:text-box></draw:frame>Left and right panels</text:h>
      <text:p text:style-name="Darktable_20_text">At the left and at the right of the light table there are two panels that collect most of the functionality of the lighttable view. Each functionality is delivered by a darktable module. For example, <text:sequence-ref text:reference-format="category-and-value" text:ref-name="refFigure3">Figure 4</text:sequence-ref> shows the right panel modules.</text:p>
      <text:p text:style-name="Darktable_20_text">For a detailed description of each panel, see Chapter 2. The goal of this section is instead to familiarize you with the basic darktable UI aspects.</text:p>
      <text:p text:style-name="Darktable_20_text">The figure shows seven modules: <text:span text:style-name="Darktable_20_emphasis">select</text:span>, <text:span text:style-name="Darktable_20_emphasis">selected image[s]</text:span>, <text:span text:style-name="Darktable_20_emphasis">styles</text:span>, <text:span text:style-name="Darktable_20_emphasis">metadata editor</text:span>, <text:span text:style-name="Darktable_20_emphasis">tagging</text:span> and <text:span text:style-name="Darktable_20_emphasis">export selected</text:span>. Select is expanded showing some other elements of the module UI (the buttons <text:span text:style-name="Darktable_20_emphasis">select all</text:span>, <text:span text:style-name="Darktable_20_emphasis">select none</text:span>, <text:span text:style-name="Darktable_20_emphasis">invert selection</text:span>, <text:span text:style-name="Darktable_20_emphasis">select film roll</text:span>, <text:span text:style-name="Darktable_20_emphasis">select untouched</text:span>). All other modules are collapsed so that only the module title bar is shown. To expand (when collapsed) or collapse (when expanded) a module just click on the title. </text:p>
      <text:p text:style-name="Darktable_20_text"><draw:frame draw:style-name="fr5" draw:name="Frame51" text:anchor-type="paragraph" svg:y="0.23mm" svg:width="66.78mm" draw:z-index="18"><draw:text-box fo:min-height="45.14mm"><text:p text:style-name="Darktable_20_caption"><draw:frame draw:style-name="fr12" draw:name="graphics2" text:anchor-type="paragraph" svg:width="66.78mm" svg:height="45.31mm" draw:z-index="36"><draw:image xlink:href="../images/metadata.png" xlink:type="simple" xlink:show="embed" xlink:actuate="onLoad"/></draw:frame>Figure <text:sequence text:ref-name="refFigure4" text:name="Figure" text:formula="ooow:Figure+1" style:num-format="1">5</text:sequence>: metadata panel</text:p></draw:text-box></draw:frame>For example, clicking on <text:span text:style-name="Darktable_20_emphasis">metadata editor</text:span>, the module is expanded as illustrated in <text:sequence-ref text:reference-format="category-and-value" text:ref-name="refFigure4">Figure 5</text:sequence-ref>.</text:p>
      <text:p text:style-name="Darktable_20_text">The module title bar has three elements: the module title, an optional menu (accessed through the <draw:frame draw:style-name="fr16" draw:name="graphics151" text:anchor-type="as-char" svg:width="2.38mm" svg:height="2.38mm" draw:z-index="11"><draw:image xlink:href="Pictures/10000201000000090000000966489ED7.png" xlink:type="simple" xlink:show="embed" xlink:actuate="onLoad"/></draw:frame> button) and a reset button (<draw:frame draw:style-name="fr15" draw:name="graphics161" text:anchor-type="as-char" svg:y="-2.59mm" svg:width="3.42mm" svg:height="3.42mm" draw:z-index="12"><draw:image xlink:href="Pictures/100002010000000D0000000DB6C84E1C.png" xlink:type="simple" xlink:show="embed" xlink:actuate="onLoad"/></draw:frame>). When a module is expanded it can accommodate more widgets as appropriate for the functionality provided by the module; the examples given in this section are quite simple, but in the next chapters of the book more complex widgets and UI elements will be unveiled.</text:p>
      <text:p text:style-name="Darktable_20_text">Some modules are provided with a menu bar to access additional functionality or commonly used pre-sets of the <text:soft-page-break/>module parameters. In the case of the metadata editor, the menu button brings the options in <text:sequence-ref text:reference-format="category-and-value" text:ref-name="refFigure5">Figure 6</text:sequence-ref>.</text:p>
      <text:p text:style-name="Darktable_20_text"><draw:frame draw:style-name="fr3" draw:name="Frame61" text:anchor-type="paragraph" svg:y="1.39mm" svg:width="66.78mm" draw:z-index="19"><draw:text-box fo:min-height="44.94mm"><text:p text:style-name="Darktable_20_caption"><draw:frame draw:style-name="fr12" draw:name="graphics3" text:anchor-type="paragraph" svg:width="66.78mm" svg:height="44.98mm" draw:z-index="37"><draw:image xlink:href="../images/metadatamenu.png" xlink:type="simple" xlink:show="embed" xlink:actuate="onLoad"/></draw:frame>Figure <text:sequence text:ref-name="refFigure5" text:name="Figure" text:formula="ooow:Figure+1" style:num-format="1">6</text:sequence>: metadata editor menu</text:p></draw:text-box></draw:frame>The reset button is used to reset the panel parameters to its default values.</text:p>
      <text:h text:style-name="Darktable_20_heading_20_1" text:outline-level="2">Darkroom view</text:h>
      <text:p text:style-name="Darktable_20_text">Those who come from analog photography should be familiar with the darkroom. A darkroom is a room that is dark and it is where films are developed. In darktable, the concept is very similar: we “develop” RAW images (.cr2, .nef, .dng ,etc.), which are the digital version of film. Back in the days, after shooting a film, the film would have been developed in a darkroom with a well defined chemical process. In the darkroom, the film would be dodged and burned, exposure would be adjusted, etc. After that, the film would have been put in the developing liquids and then after all those steps, the final image would come to life. Now, thanks to digital photography and RAW photo development software like darktable all these steps can be done on the computer. </text:p>
      <text:p text:style-name="Darktable_20_text"><draw:frame draw:style-name="fr3" draw:name="Frame82" text:anchor-type="paragraph" svg:y="1.52mm" svg:width="170mm" draw:z-index="21"><draw:text-box fo:min-height="106.24mm"><text:p text:style-name="Darktable_20_caption"><draw:frame draw:style-name="fr20" draw:name="graphics201" text:anchor-type="paragraph" svg:x="0.04mm" svg:y="0.02mm" svg:width="170mm" style:rel-width="100%" svg:height="106.24mm" style:rel-height="scale" draw:z-index="22"><draw:image xlink:href="../images/darkroommode.png" xlink:type="simple" xlink:show="embed" xlink:actuate="onLoad"/></draw:frame>Figure <text:sequence text:ref-name="refFigure6" text:name="Figure" text:formula="ooow:Figure+1" style:num-format="1">7</text:sequence>: darkroom main window</text:p></draw:text-box></draw:frame><text:sequence-ref text:reference-format="category-and-value" text:ref-name="refFigure6">Figure 7</text:sequence-ref> is a screenshot of what you will see when you enter darktable's darkroom mode. The window <text:soft-page-break/>structure is similar to lightview; in darkroom, though, the middle area shows the picture that is under processing. The top bar is the same as in lighttable view and the two left and right panels contain the modules used to show information about the photo or to apply the steps of digital development. </text:p>
      <text:p text:style-name="Darktable_20_text">The bottom bar allows<text:span text:style-name="T4"> you to find the color values in Lab color space of a spot on the image; by clicking </text:span><text:span text:style-name="Darktable_20_emphasis"><text:span text:style-name="T4">pick</text:span></text:span><text:span text:style-name="T4"> and drawing a box over the desired area the values of L, a and b change accordingly. It is possible to chose to show the minimum, maximum or mean value of the pixels in the selected box.</text:span></text:p>
      <text:p text:style-name="Darktable_20_text">To go back to lighttable at any time, press the accelerator key <text:span text:style-name="Darktable_20_emphasis">e</text:span> or click on the label <text:span text:style-name="Darktable_20_emphasis">darkroom mode</text:span> at the top-right corner. </text:p>
      <text:p text:style-name="Darktable_20_text">A useful tool in darkroom mode is the filmstrip, just below the image. It is toggled by pressing <text:span text:style-name="Darktable_20_emphasis">Ctrl-f</text:span> and when visible shows the other photos available in the same film, so that it is easier to switch between images without exiting to lighttable and then back to darkroom.</text:p>
      <text:p text:style-name="Darktable_20_text">The image in the middle area can be zoomed in and out pressing the <text:span text:style-name="Darktable_20_emphasis">Ctrl</text:span> button and rolling the mouse wheel. In addition, <text:span text:style-name="Darktable_20_emphasis">Alt+1</text:span> and <text:span text:style-name="Darktable_20_emphasis">Alt+2</text:span> zoom the image to two predefined zoom factors, while <text:span text:style-name="Darktable_20_emphasis">Alt+3</text:span> makes the image fit the available middle area.</text:p>
      <text:h text:style-name="P8" text:outline-level="3">Darkroom modules</text:h>
      <text:p text:style-name="Darktable_20_text">The darkroom mode provides a number of general purpose modules which show useful information on the picture under development and on the development process. The following sections describe in more detail the modules of the left and right panels.</text:p>
      <text:p text:style-name="Darktable_20_text">Darkroom modules have the same behavior of lighttable modules. For example, they can be expanded/collapsed clicking on the title bar, or reset settings to the default values clicking the reset button (<draw:frame draw:style-name="fr15" draw:name="graphics191" text:anchor-type="as-char" svg:y="-2.59mm" svg:width="3.42mm" svg:height="3.42mm" draw:z-index="24"><draw:image xlink:href="Pictures/100002010000000D0000000DB6C84E1C.png" xlink:type="simple" xlink:show="embed" xlink:actuate="onLoad"/></draw:frame>). </text:p>
      <text:p text:style-name="Darktable_20_heading_20_3">Navigation</text:p>
      <text:p text:style-name="Darktable_20_text">In the left panel, the navigation module shows a small view of the entire picture and which part of it is currently displayed in the middle area (see <text:sequence-ref text:reference-format="category-and-value" text:ref-name="refFigure7">Figure 8</text:sequence-ref> ).</text:p>
      <text:h text:style-name="P9" text:outline-level="3"><draw:frame draw:style-name="fr6" draw:name="Frame111" text:anchor-type="paragraph" svg:y="-0.39mm" svg:width="64.81mm" draw:z-index="23"><draw:text-box fo:min-height="40.75mm"><text:p text:style-name="Darktable_20_caption"><draw:frame draw:style-name="fr21" draw:name="graphics4" text:anchor-type="paragraph" svg:width="64.81mm" svg:height="40.75mm" draw:z-index="38"><draw:image xlink:href="../images/navigation.png" xlink:type="simple" xlink:show="embed" xlink:actuate="onLoad"/></draw:frame>Figure <text:sequence text:ref-name="refFigure7" text:name="Figure" text:formula="ooow:Figure+1" style:num-format="1">8</text:sequence>: navigation module</text:p></draw:text-box></draw:frame>Snapshots</text:h>
      <text:p text:style-name="Darktable_20_text">Often it is useful to compare the result of applying an effect with a snapshot of the image taken without that effect. This is what the snapshots module is for. Clicking on <text:span text:style-name="Darktable_20_emphasis">take snapshot</text:span> a snapshot of what displayed in the main area is taken and added to the list of the snapshots. Selecting one of the snapshots will divide the photo area in two: the left part of the image shows the snapshot, the right half shows the current image. For example, <text:sequence-ref text:reference-format="category-and-value" text:ref-name="refFigure8">Figure 9</text:sequence-ref> shows a snapshot comparing the original image with a black and white version. It is possible to take more than one snapshot, even if only one of them can be selected at a time.</text:p>
      <text:p text:style-name="Darktable_20_text"><draw:frame draw:style-name="fr7" draw:name="Frame12" text:anchor-type="paragraph" svg:width="170mm" draw:z-index="25"><draw:text-box fo:min-height="122.7mm"><text:p text:style-name="Darktable_20_caption"><draw:frame draw:style-name="fr21" draw:name="graphics241" text:anchor-type="paragraph" svg:width="170mm" svg:height="122.7mm" draw:z-index="26"><draw:image xlink:href="../images/snapshots.png" xlink:type="simple" xlink:show="embed" xlink:actuate="onLoad"/></draw:frame>Figure <text:sequence text:ref-name="refFigure8" text:name="Figure" text:formula="ooow:Figure+1" style:num-format="1">9</text:sequence>: snapshots module</text:p></draw:text-box></draw:frame><text:soft-page-break/>Note that snapshots are not stored on disk. They will be discarded when darktable is closed.</text:p>
      <text:p text:style-name="Darktable_20_heading_20_3">Metadata</text:p>
      <text:p text:style-name="Darktable_20_text">The metadata module shows metadata information about the image being processed. The parameters in the table below are shown in the metadata module.</text:p>
      <table:table table:name="Table8" table:style-name="Table8">
        <table:table-column table:style-name="Table8.A"/>
        <table:table-column table:style-name="Table8.B"/>
        <table:table-row>
          <table:table-cell table:style-name="Table8.A1" office:value-type="string">
            <text:p text:style-name="Table_20_Heading">Metadata field</text:p>
          </table:table-cell>
          <table:table-cell table:style-name="Table8.B1" office:value-type="string">
            <text:p text:style-name="Table_20_Heading">Description</text:p>
          </table:table-cell>
        </table:table-row>
        <table:table-row>
          <table:table-cell table:style-name="Table8.A2" office:value-type="string">
            <text:p text:style-name="P3">Filename</text:p>
          </table:table-cell>
          <table:table-cell table:style-name="Table8.B2" office:value-type="string">
            <text:p text:style-name="P3">Picture file name on the disk</text:p>
          </table:table-cell>
        </table:table-row>
        <table:table-row>
          <table:table-cell table:style-name="Table8.A2" office:value-type="string">
            <text:p text:style-name="P3">Model</text:p>
          </table:table-cell>
          <table:table-cell table:style-name="Table8.B2" office:value-type="string">
            <text:p text:style-name="P3">Camera model</text:p>
          </table:table-cell>
        </table:table-row>
        <table:table-row>
          <table:table-cell table:style-name="Table8.A2" office:value-type="string">
            <text:p text:style-name="P3">Maker</text:p>
          </table:table-cell>
          <table:table-cell table:style-name="Table8.B2" office:value-type="string">
            <text:p text:style-name="P3">Camera manufacturer</text:p>
          </table:table-cell>
        </table:table-row>
        <table:table-row>
          <table:table-cell table:style-name="Table8.A2" office:value-type="string">
            <text:p text:style-name="P3">Aperture</text:p>
          </table:table-cell>
          <table:table-cell table:style-name="Table8.B2" office:value-type="string">
            <text:p text:style-name="P3">Aperture used to take the picture (e.g. F/8.0)</text:p>
          </table:table-cell>
        </table:table-row>
        <table:table-row>
          <table:table-cell table:style-name="Table8.A2" office:value-type="string">
            <text:p text:style-name="P3">Exposure</text:p>
          </table:table-cell>
          <table:table-cell table:style-name="Table8.B2" office:value-type="string">
            <text:p text:style-name="P3">Exposure used to take the picture (e.g. 1/100)</text:p>
          </table:table-cell>
        </table:table-row>
        <table:table-row>
          <table:table-cell table:style-name="Table8.A2" office:value-type="string">
            <text:p text:style-name="P3">F-length</text:p>
          </table:table-cell>
          <table:table-cell table:style-name="Table8.B2" office:value-type="string">
            <text:p text:style-name="P3">Focal length used (e.g. 50)</text:p>
          </table:table-cell>
        </table:table-row>
        <table:table-row>
          <table:table-cell table:style-name="Table8.A2" office:value-type="string">
            <text:p text:style-name="P3">ISO</text:p>
          </table:table-cell>
          <table:table-cell table:style-name="Table8.B2" office:value-type="string">
            <text:p text:style-name="P3">ISO used to take the picture (e.g. 100)</text:p>
          </table:table-cell>
        </table:table-row>
        <table:table-row>
          <table:table-cell table:style-name="Table8.A2" office:value-type="string">
            <text:p text:style-name="P3">Date/time</text:p>
          </table:table-cell>
          <table:table-cell table:style-name="Table8.B2" office:value-type="string">
            <text:p text:style-name="P3">Date and time of when the picture was taken (e.g. 2011:03:17 15:58:16)</text:p>
          </table:table-cell>
        </table:table-row>
        <table:table-row>
          <table:table-cell table:style-name="Table8.A2" office:value-type="string">
            <text:p text:style-name="P3">Lens</text:p>
          </table:table-cell>
          <table:table-cell table:style-name="Table8.B2" office:value-type="string">
            <text:p text:style-name="P3">The lens used (e.g. Canon EF 50mm f/2.5 Macro)</text:p>
          </table:table-cell>
        </table:table-row>
        <table:table-row>
          <table:table-cell table:style-name="Table8.A2" office:value-type="string">
            <text:p text:style-name="P3">Width</text:p>
          </table:table-cell>
          <table:table-cell table:style-name="Table8.B2" office:value-type="string">
            <text:p text:style-name="P3">Picture width (e.g. 3888)</text:p>
          </table:table-cell>
        </table:table-row>
        <table:table-row>
          <table:table-cell table:style-name="Table8.A2" office:value-type="string">
            <text:p text:style-name="P3">Height</text:p>
          </table:table-cell>
          <table:table-cell table:style-name="Table8.B2" office:value-type="string">
            <text:p text:style-name="P3">Picture height (e.g. 2592)</text:p>
          </table:table-cell>
        </table:table-row>
        <table:table-row>
          <table:table-cell table:style-name="Table8.A2" office:value-type="string">
            <text:p text:style-name="P3">Film roll</text:p>
          </table:table-cell>
          <table:table-cell table:style-name="Table8.B2" office:value-type="string">
            <text:p text:style-name="P3">The film roll the picture belongs to (e.g. 20110317)</text:p>
          </table:table-cell>
        </table:table-row>
      </table:table>
      <text:h text:style-name="P9" text:outline-level="3"><draw:frame draw:style-name="fr8" draw:name="Frame10" text:anchor-type="paragraph" svg:y="0.64mm" svg:width="66.15mm" draw:z-index="27"><draw:text-box fo:min-height="35.61mm"><text:p text:style-name="Darktable_20_caption"><draw:frame draw:style-name="fr22" draw:name="graphics22" text:anchor-type="paragraph" svg:y="0.02mm" svg:width="60.85mm" style:rel-width="92%" svg:height="29.1mm" style:rel-height="scale" draw:z-index="28"><draw:image xlink:href="../images/history.png" xlink:type="simple" xlink:show="embed" xlink:actuate="onLoad"/></draw:frame>Figure <text:sequence text:ref-name="refFigure9" text:name="Figure" text:formula="ooow:Figure+1" style:num-format="1">10</text:sequence>: history stack module</text:p></draw:text-box></draw:frame><text:soft-page-break/>History</text:h>
      <text:p text:style-name="P4">The history stack is the stack of all processing and effects applied to the image. It always starts with the original picture (0 – original) and then grows with the manipulations done on the pictures. <text:sequence-ref text:reference-format="category-and-value" text:ref-name="refFigure9">Figure 10</text:sequence-ref> shows the stack after adjusting the exposure and cropping the original image.</text:p>
      <text:p text:style-name="Darktable_20_text"><text:span text:style-name="T4">While manipulating the image, we usually do not care too much the order in which we apply the effects. We can also turn </text:span>the same effect on and off multiple times<text:span text:style-name="T4">, making the stack grow but without actually affecting the image. It is therefore possible to compress the stack to the minimum steps possible by clicking the </text:span><text:span text:style-name="Darktable_20_emphasis"><text:span text:style-name="T4">compress history stack</text:span></text:span><text:span text:style-name="T4"> button. </text:span></text:p>
      <text:p text:style-name="P4">A set of effects can also be stored in a style to be used later on other images. This functionality is better described later in chapter 2.</text:p>
      <text:h text:style-name="P9" text:outline-level="3">Histogram</text:h>
      <text:p text:style-name="P4">The histogram of the photo being processed is displayed in the histogram module. As illustrated in <text:sequence-ref text:reference-format="category-and-value" text:ref-name="refFigure10">Figure 11</text:sequence-ref>, the histogram shows the different light components and the basic shooting data (exposure time, aperture, focal length and ISO). The histogram is divided in two sections that are highlighted when the mouse pointer goes over the left or right sections. The histogram can be directly manipulated with the mouse, left-clicking and dragging left or right. Modifying the left part of the histogram will change the black point, while modifying the right section will change the exposure. Double clicking the histogram will reset black point or exposure to the original values.</text:p>
      <text:h text:style-name="P9" text:outline-level="3"><draw:frame draw:style-name="fr9" draw:name="Frame91" text:anchor-type="paragraph" svg:width="154.48mm" draw:z-index="29"><draw:text-box fo:min-height="43.62mm"><text:p text:style-name="Darktable_20_caption"><draw:frame draw:style-name="fr21" draw:name="graphics211" text:anchor-type="paragraph" svg:width="127.53mm" svg:height="38.89mm" draw:z-index="30"><draw:image xlink:href="../images/histogram.png" xlink:type="simple" xlink:show="embed" xlink:actuate="onLoad"/></draw:frame>Figure <text:sequence text:ref-name="refFigure10" text:name="Figure" text:formula="ooow:Figure+1" style:num-format="1">11</text:sequence>: histogram module</text:p></draw:text-box></draw:frame>Plugins</text:h>
      <text:p text:style-name="Darktable_20_text">Most of the area of the right panel is occupied by the plugins module. Plugins are the means to develop our digital images.</text:p>
      <text:p text:style-name="Darktable_20_text">Plugins are grouped in <text:span text:style-name="Darktable_20_emphasis">basic</text:span>, <text:span text:style-name="Darktable_20_emphasis">color</text:span>, <text:span text:style-name="Darktable_20_emphasis">correct</text:span> and <text:span text:style-name="Darktable_20_emphasis">effect</text:span> groups. Clicking on the group tab shows the plugins of the selected category, like illustrated in <text:sequence-ref text:reference-format="category-and-value" text:ref-name="refFigure11">Figure 12</text:sequence-ref>. Clicking on the selected tab unselects all tabs and all plugins will be displayed.</text:p>
      <text:p text:style-name="Darktable_20_text">Plugins UI is very similar to modules with the addition that they can be turned on or off, meaning their effect is applied or not to the image. To switch a plugin on/off, just click the <draw:frame draw:style-name="fr16" draw:name="graphics251" text:anchor-type="as-char" svg:width="2.91mm" svg:height="2.91mm" draw:z-index="20"><draw:image xlink:href="Pictures/100002010000000B0000000B8AF0D153.png" xlink:type="simple" xlink:show="embed" xlink:actuate="onLoad"/></draw:frame> icon in the title bar.</text:p>
      <text:p text:style-name="Darktable_20_text"><draw:frame draw:style-name="fr10" draw:name="Frame71" text:anchor-type="paragraph" svg:y="7.8mm" svg:width="66.8mm" draw:z-index="31"><draw:text-box fo:min-height="30.3mm"><text:p text:style-name="Darktable_20_caption"><draw:frame draw:style-name="fr19" draw:name="graphics181" text:anchor-type="paragraph" svg:x="0mm" svg:y="0mm" svg:width="66.8mm" style:rel-width="100%" svg:height="30.3mm" style:rel-height="scale" draw:z-index="32"><draw:image xlink:href="../images/plugingroups.png" xlink:type="simple" xlink:show="embed" xlink:actuate="onLoad"/></draw:frame>Figure <text:sequence text:ref-name="refFigure11" text:name="Figure" text:formula="ooow:Figure+1" style:num-format="1">12</text:sequence>: plugin groups</text:p></draw:text-box></draw:frame>Darktable plugins will be described in detail in chapter 3.</text:p>
      <text:h text:style-name="P9" text:outline-level="3"><text:soft-page-break/>More plugins</text:h>
      <text:p text:style-name="Darktable_20_text"><draw:frame draw:style-name="fr11" draw:name="Frame13" text:anchor-type="paragraph" svg:x="51.42mm" svg:y="10.18mm" svg:width="66.13mm" draw:z-index="33"><draw:text-box fo:min-height="51.86mm"><text:p text:style-name="Darktable_20_caption"><draw:frame draw:style-name="fr21" draw:name="graphics26" text:anchor-type="paragraph" svg:width="66.13mm" svg:height="51.86mm" draw:z-index="34"><draw:image xlink:href="../images/moreplugins.png" xlink:type="simple" xlink:show="embed" xlink:actuate="onLoad"/></draw:frame>Figure <text:sequence text:ref-name="refFigure12" text:name="Figure" text:formula="ooow:Figure+1" style:num-format="1">13</text:sequence>: more plugin module</text:p></draw:text-box></draw:frame>Plugins can be hidden from the plugins module. To hide/show a plugin, use the <text:span text:style-name="T5">more plugins</text:span> module (see <text:sequence-ref text:reference-format="category-and-value" text:ref-name="refFigure12">Figure 13</text:sequence-ref>) and click on the icon of the plugin to switch.</text:p>
      <text:p text:style-name="Standard">Highlighted plugins are displayed, darkened plugins are hid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AR PL UMing HK" svg:font-family="'AR PL UMing HK'"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draw:gradient draw:name="Gradient_20_8" draw:display-name="Gradient 8" draw:style="radial" draw:cx="50%" draw:cy="50%" draw:start-color="#000000" draw:end-color="#999999" draw:start-intensity="100%" draw:end-intensity="100%" draw:border="0%"/>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default-outline-level="2" style:list-style-name=""/>
    <style:style style:name="Darktable_20_heading_20_2" style:display-name="Darktable heading 2" style:family="paragraph" style:parent-style-name="Heading_20_2" style:next-style-name="Darktable_20_text" style:default-outline-level="3" style:master-page-name="">
      <style:paragraph-properties style:page-number="auto"/>
      <style:text-properties style:use-window-font-color="true" fo:font-weight="bold" style:font-style-complex="normal" style:font-weight-complex="normal"/>
    </style:style>
    <style:style style:name="Figure" style:family="paragraph" style:parent-style-name="Caption"/>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style:font-name="Arial1" fo:font-size="10pt" fo:letter-spacing="0.35mm"/>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style:font-name="Arial2" fo:font-weight="bold" style:font-weight-asian="bold" style:font-weight-complex="bold"/>
    </style:style>
    <style:style style:name="Darktable_20_heading_20_3" style:display-name="Darktable heading 3" style:family="paragraph" style:parent-style-name="Darktable_20_heading_20_2" style:next-style-name="Darktable_20_text" style:default-outline-level="" style:list-style-name="">
      <style:text-properties style:use-window-font-color="true" fo:font-size="12pt" fo:font-weight="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AR PL UMing HK" style:font-size-asian="10pt" style:font-name-complex="DejaVu Sans Mono" style:font-size-complex="10pt"/>
    </style:style>
    <style:style style:name="Darktable_20_chapter_20_separator" style:display-name="Darktable chapter separator" style:family="paragraph" style:parent-style-name="Standard"/>
    <style:style style:name="Contents_20_Heading" style:display-name="Contents Heading" style:family="paragraph" style:parent-style-name="Heading" style:class="index" style:master-page-name="">
      <style:paragraph-properties fo:margin-left="0mm" fo:margin-right="0mm" fo:text-indent="0m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Darktable_20_command_20_line" style:display-name="Darktable command line" style:family="paragraph" style:parent-style-name="Darktable_20_text">
      <style:text-properties style:font-name="Courier New" fo:font-weight="bold" style:font-weight-asian="bold" style:font-weight-complex="bold"/>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list-style-nam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text-properties fo:font-size="75%" fo:font-weight="bold" style:font-size-asian="75%" style:font-weight-asian="bold" style:font-size-complex="75%" style:font-weight-complex="bold"/>
    </style:style>
    <style:style style:name="Darktable_20_heading_20_4" style:display-name="Darktable heading 4" style:family="paragraph" style:parent-style-name="Darktable_20_text" style:next-style-name="Darktable_20_text">
      <style:paragraph-properties fo:margin-top="4mm" fo:margin-bottom="1.99mm"/>
      <style:text-properties style:font-name="Arial" fo:font-weight="bold" style:font-weight-asian="bold" style:font-weight-complex="bold"/>
    </style:style>
    <style:style style:name="Darktable_20_heading_20_5" style:display-name="Darktable heading 5" style:family="paragraph" style:parent-style-name="Darktable_20_heading_20_4">
      <style:text-properties fo:font-style="italic" fo:font-weight="normal"/>
    </style:style>
    <style:style style:name="Horizontal_20_Line" style:display-name="Horizontal Line" style:family="paragraph" style:parent-style-name="Standard" style:next-style-name="Text_20_body" style:class="html">
      <style:paragraph-properties fo:margin-top="0mm" fo:margin-bottom="4.99mm" style:border-line-width-bottom="0.02mm 0.35mm 0.02mm" fo:padding="0mm" fo:border-left="none" fo:border-right="none" fo:border-top="none" fo:border-bottom="0.06pt double #808080" text:number-lines="false" text:line-number="0" style:join-border="false"/>
      <style:text-properties fo:font-size="6pt" style:font-size-asian="6pt" style:font-size-complex="6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Contents_20_6" style:display-name="Contents 6" style:family="paragraph" style:parent-style-name="Index" style:class="index">
      <style:paragraph-properties fo:margin-left="24.96mm" fo:margin-right="0mm" fo:text-indent="0mm" style:auto-text-indent="false">
        <style:tab-stops>
          <style:tab-stop style:position="145.04m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9</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3-17T11:03:41</meta:creation-date>
    <meta:editing-duration>P1DT3H35M54S</meta:editing-duration>
    <meta:editing-cycles>109</meta:editing-cycles>
    <meta:generator>LibreOffice/3.4$Linux LibreOffice_project/340m1$Build-402</meta:generator>
    <meta:initial-creator>stefano fornari</meta:initial-creator>
    <dc:date>2012-02-05T12:18:47</dc:date>
    <dc:creator>Stefano Fornari</dc:creator>
    <meta:printed-by>Stefano Fornari</meta:printed-by>
    <meta:print-date>2011-03-28T22:04:12</meta:print-date>
    <meta:document-statistic meta:table-count="4" meta:image-count="26" meta:object-count="0" meta:page-count="9" meta:paragraph-count="127" meta:word-count="2649" meta:character-count="15111" meta:non-whitespace-character-count="12557"/>
  </office:meta>
</office:document-meta>
</file>